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1022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table:style-name="ce14"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table:style-name="ce14"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table:style-name="ce14"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table:style-name="ce14"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table:style-name="ce14" office:value-type="date" office:date-value="2015-08-06" calcext:value-type="date">
            <text:p>0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rstellen der Kontaktinformationen (Side Element) für Über uns, Kontakt und Karriere </text:p>
            <text:p>Reorganisation bzw. optimieren des CSS Codes</text:p>
            <text:p>Erstellen des Submenüs für</text:p>
            <text:p>Erstellen Kontaktformular</text:p>
          </table:table-cell>
          <table:table-cell table:number-columns-repeated="2"/>
          <table:table-cell table:style-name="ce14" office:value-type="date" office:date-value="2015-08-11" calcext:value-type="date">
            <text:p>11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rstellen, Dienstleistungen, om, se, wm, pa</text:p>
            <text:p>Fertigstellen Kontaktformular</text:p>
            <text:p>CSS Style Zitate</text:p>
          </table:table-cell>
          <table:table-cell table:number-columns-repeated="2"/>
          <table:table-cell table:style-name="ce14" office:value-type="date" office:date-value="2015-08-12" calcext:value-type="date">
            <text:p>12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Schrifarten lokal via font-face laden → da via import Probleme unter Linux und MacOS</text:p>
            <text:p>Sub Menü Über uns, Kontakt, Karriere an Aufbau von Dienstleistungen anpassen</text:p>
          </table:table-cell>
          <table:table-cell table:number-columns-repeated="2"/>
          <table:table-cell table:style-name="ce14" office:value-type="date" office:date-value="2015-08-13" calcext:value-type="date">
            <text:p>13.08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.00.0000</text:date>, <text:time style:data-style-name="N2" text:time-value="08:53:47.13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8-13T08:55:31.125000000</dc:date>
    <meta:editing-duration>P1DT11M27S</meta:editing-duration>
    <meta:editing-cycles>38</meta:editing-cycles>
    <meta:generator>LibreOffice/5.0.0.5$Windows_X86_64 LibreOffice_project/1b1a90865e348b492231e1c451437d7a15bb262b</meta:generator>
    <meta:document-statistic meta:table-count="1" meta:cell-count="75" meta:object-count="0"/>
  </office:meta>
</office:document-meta>
</file>